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5.212cm"/>
    </style:style>
    <style:style style:name="Table1.C" style:family="table-column">
      <style:table-column-properties style:column-width="2.196cm"/>
    </style:style>
    <style:style style:name="Table1.D" style:family="table-column">
      <style:table-column-properties style:column-width="2.805cm"/>
    </style:style>
    <style:style style:name="Table1.E" style:family="table-column">
      <style:table-column-properties style:column-width="2.778cm"/>
    </style:style>
    <style:style style:name="Table1.F" style:family="table-column">
      <style:table-column-properties style:column-width="2.223cm"/>
    </style:style>
    <style:style style:name="Table1.G" style:family="table-column">
      <style:table-column-properties style:column-width="2.275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G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row-height="0.7cm" fo:keep-together="always"/>
    </style:style>
    <style:style style:name="Table1.A4" style:family="table-cell">
      <style:table-cell-properties style:vertical-align="bottom" fo:padding="0.097cm" fo:border="none"/>
    </style:style>
    <style:style style:name="Table1.5" style:family="table-row">
      <style:table-row-properties style:min-row-height="0.011cm" fo:keep-together="always"/>
    </style:style>
    <style:style style:name="Table1.A5" style:family="table-cell">
      <style:table-cell-properties fo:padding="0.097cm" fo:border="none"/>
    </style:style>
    <style:style style:name="Table1.E5" style:family="table-cell">
      <style:table-cell-properties fo:padding="0.097cm" fo:border="none"/>
    </style:style>
    <style:style style:name="Table1.G5" style:family="table-cell">
      <style:table-cell-properties fo:padding="0.097cm" fo:border="none"/>
    </style:style>
    <style:style style:name="Table1.A6" style:family="table-cell">
      <style:table-cell-properties fo:padding="0.097cm" fo:border-left="none" fo:border-right="none" fo:border-top="none" fo:border-bottom="0.05pt solid #000000"/>
    </style:style>
    <style:style style:name="Table1.E6" style:family="table-cell">
      <style:table-cell-properties fo:padding="0.097cm" fo:border="none"/>
    </style:style>
    <style:style style:name="Table1.G6" style:family="table-cell">
      <style:table-cell-properties fo:padding="0.097cm" fo:border="none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9" style:family="table-row">
      <style:table-row-properties fo:keep-together="always"/>
    </style:style>
    <style:style style:name="Table1.10" style:family="table-row">
      <style:table-row-properties fo:keep-together="always"/>
    </style:style>
    <style:style style:name="Table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0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1104dba" style:font-size-asian="13pt" style:font-weight-asian="bold" style:font-size-complex="13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10602b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ff00bc" officeooo:paragraph-rsid="010cc0e9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54ba1" officeooo:paragraph-rsid="01054ba1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0pt" fo:font-weight="normal" officeooo:rsid="00755009" officeooo:paragraph-rsid="010d2c7b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Liberation Serif" fo:font-size="9pt" officeooo:paragraph-rsid="00a8d5a6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10917f9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8pt" fo:font-weight="normal" officeooo:rsid="00755009" officeooo:paragraph-rsid="010d2c7b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12" style:family="paragraph" style:parent-style-name="Table_20_Contents">
      <style:text-properties officeooo:paragraph-rsid="00a8d5a6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2pt" officeooo:paragraph-rsid="0091b52b" style:font-size-asian="12pt" style:font-size-complex="12pt"/>
    </style:style>
    <style:style style:name="P15" style:family="paragraph" style:parent-style-name="Table_20_Contents">
      <style:text-properties fo:font-size="9pt" fo:font-weight="bold" officeooo:rsid="008fe169" officeooo:paragraph-rsid="008fe169" style:font-size-asian="9pt" style:font-weight-asian="bold" style:font-size-complex="9pt" style:font-weight-complex="bold"/>
    </style:style>
    <style:style style:name="P16" style:family="paragraph" style:parent-style-name="Table_20_Contents">
      <style:text-properties fo:font-size="9pt" fo:font-weight="bold" officeooo:rsid="008fb14a" officeooo:paragraph-rsid="008fb14a" style:font-size-asian="9pt" style:font-weight-asian="bold" style:font-size-complex="9pt" style:font-weight-complex="bold"/>
    </style:style>
    <style:style style:name="P17" style:family="paragraph" style:parent-style-name="Table_20_Contents">
      <style:text-properties fo:font-size="9pt" fo:font-weight="bold" officeooo:rsid="008e6e0c" officeooo:paragraph-rsid="008e6e0c" style:font-size-asian="9pt" style:font-weight-asian="bold" style:font-size-complex="9pt" style:font-weight-complex="bold"/>
    </style:style>
    <style:style style:name="P18" style:family="paragraph" style:parent-style-name="Table_20_Contents">
      <style:text-properties fo:font-size="8pt" style:font-size-asian="8pt" style:font-size-complex="8pt"/>
    </style:style>
    <style:style style:name="P19" style:family="paragraph" style:parent-style-name="Table_20_Contents">
      <style:text-properties fo:font-size="8pt" officeooo:rsid="00755009" officeooo:paragraph-rsid="00755009" style:font-size-asian="8pt" style:font-size-complex="8pt"/>
    </style:style>
    <style:style style:name="P20" style:family="paragraph" style:parent-style-name="Table_20_Contents">
      <style:text-properties fo:font-size="8pt" officeooo:paragraph-rsid="00743789" style:font-size-asian="8pt" style:font-size-complex="8pt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22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00" fo:font-size="12pt" officeooo:rsid="0090c747" style:font-size-asian="12pt" style:font-size-complex="12pt"/>
    </style:style>
    <style:style style:name="T3" style:family="text">
      <style:text-properties fo:color="#000000" fo:font-size="12pt" officeooo:rsid="00adcd69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5" style:family="text">
      <style:text-properties style:font-name="arial" fo:font-size="9pt" style:text-underline-style="none" style:font-size-asian="9pt" style:font-name-complex="Arial" style:font-size-complex="9pt"/>
    </style:style>
    <style:style style:name="T6" style:family="text">
      <style:text-properties style:font-name="arial" fo:font-size="9pt" style:text-underline-style="none" officeooo:rsid="01778602" style:font-size-asian="9pt" style:font-name-complex="Arial" style:font-size-complex="9pt"/>
    </style:style>
    <style:style style:name="T7" style:family="text">
      <style:text-properties style:font-name="Liberation Serif" fo:font-size="9pt" style:font-size-asian="9pt" style:font-size-complex="9pt"/>
    </style:style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columns-spanned="7" office:value-type="string">
              <text:h text:style-name="P22" text:outline-level="2"><text:span text:style-name="Source_20_Text"><text:span text:style-name="T4">Page </text:span></text:span><text:span text:style-name="Source_20_Text"><text:span text:style-name="T4"><text:page-number text:select-page="current">1</text:page-number></text:span></text:span><text:span text:style-name="Source_20_Text"><text:span text:style-name="T4"> of </text:span></text:span><text:span text:style-name="Source_20_Text"><text:span text:style-name="T4"><text:page-count>1</text:page-count></text:span></text:span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21">S/No</text:p>
            </table:table-cell>
            <table:table-cell table:style-name="Table1.A2" office:value-type="string">
              <text:p text:style-name="P15">Location</text:p>
            </table:table-cell>
            <table:table-cell table:style-name="Table1.A2" office:value-type="string">
              <text:p text:style-name="P16">Qty</text:p>
            </table:table-cell>
            <table:table-cell table:style-name="Table1.A2" office:value-type="string">
              <text:p text:style-name="P17">Warranty Months</text:p>
            </table:table-cell>
            <table:table-cell table:style-name="Table1.A2" office:value-type="string">
              <text:p text:style-name="P17">Warranty Type</text:p>
            </table:table-cell>
            <table:table-cell table:style-name="Table1.A2" office:value-type="string">
              <text:p text:style-name="P17">Installation Support</text:p>
            </table:table-cell>
            <table:table-cell table:style-name="Table1.G2" office:value-type="string">
              <text:p text:style-name="P17">Training Support</text:p>
            </table:table-cell>
          </table:table-row>
        </table:table-header-rows>
        <table:table-row table:style-name="Table1.3">
          <table:table-cell table:style-name="Table1.A3" table:number-columns-spanned="7" office:value-type="string">
            <text:p text:style-name="P12"><text:span text:style-name="Source_20_Text"><text:span text:style-name="T7"><text:text-input text:description="&lt;for each=&quot;line in get_move_lines(o)&quot;&gt;">for loop account move lin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7" office:value-type="string">
            <text:p text:style-name="P13"><text:text-input text:description="&lt;if test=&quot;len(line['product'])&quot;&gt;">If produc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14"><text:text-input text:description="&lt;line['product']&gt;">Product</text:text-input></text:p>
          </table:table-cell>
          <table:covered-table-cell/>
          <table:covered-table-cell/>
          <table:covered-table-cell/>
          <table:table-cell table:style-name="Table1.E5" table:number-columns-spanned="2" office:value-type="string">
            <text:p text:style-name="P14"/>
          </table:table-cell>
          <table:covered-table-cell/>
          <table:table-cell table:style-name="Table1.G5" office:value-type="string">
            <text:p text:style-name="P14"/>
          </table:table-cell>
        </table:table-row>
        <table:table-row table:style-name="Table1.5">
          <table:table-cell table:style-name="Table1.A6" table:number-columns-spanned="4" office:value-type="string">
            <text:p text:style-name="P13"><text:text-input text:description="&lt;/if&gt;">End if</text:text-input></text:p>
          </table:table-cell>
          <table:covered-table-cell/>
          <table:covered-table-cell/>
          <table:covered-table-cell/>
          <table:table-cell table:style-name="Table1.E6" table:number-columns-spanned="2" office:value-type="string">
            <text:p text:style-name="P13"/>
          </table:table-cell>
          <table:covered-table-cell/>
          <table:table-cell table:style-name="Table1.G6" office:value-type="string">
            <text:p text:style-name="P13"/>
          </table:table-cell>
        </table:table-row>
        <table:table-row table:style-name="Table1.7">
          <table:table-cell table:style-name="Table1.G2" table:number-columns-spanned="7" office:value-type="string">
            <text:p text:style-name="P10"><text:text-input text:description="&lt;if test=&quot;len(line['loc'])&gt;0&quot;&gt;">If loc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2" office:value-type="string">
            <text:p text:style-name="P19"><text:text-input text:description="&lt;line['sr_no']&gt;">Sr No</text:text-input></text:p>
          </table:table-cell>
          <table:table-cell table:style-name="Table1.A2" office:value-type="string">
            <text:p text:style-name="P20"><text:text-input text:description="&lt;line['loc']&gt;">Loc</text:text-input></text:p>
          </table:table-cell>
          <table:table-cell table:style-name="Table1.A2" office:value-type="string">
            <text:p text:style-name="P20"><text:text-input text:description="&lt;line['qty']&gt;">Qty</text:text-input></text:p>
          </table:table-cell>
          <table:table-cell table:style-name="Table1.A2" office:value-type="string">
            <text:p text:style-name="P18"><text:text-input text:description="&lt;line['warn_months']&gt;">warn months</text:text-input></text:p>
          </table:table-cell>
          <table:table-cell table:style-name="Table1.A2" office:value-type="string">
            <text:p text:style-name="P18"><text:text-input text:description="&lt;line['warn_type']&gt;">warn type</text:text-input></text:p>
          </table:table-cell>
          <table:table-cell table:style-name="Table1.A2" office:value-type="string">
            <text:p text:style-name="P18"><text:text-input text:description="&lt;line['install']&gt;">Install</text:text-input></text:p>
          </table:table-cell>
          <table:table-cell table:style-name="Table1.G2" office:value-type="string">
            <text:p text:style-name="P18"><text:text-input text:description="&lt;line['train']&gt;">Train</text:text-input></text:p>
          </table:table-cell>
        </table:table-row>
        <table:table-row table:style-name="Table1.9">
          <table:table-cell table:style-name="Table1.G2" table:number-columns-spanned="7" office:value-type="string">
            <text:p text:style-name="P6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0" table:number-columns-spanned="2" office:value-type="string">
            <text:p text:style-name="P5"><text:span text:style-name="Source_20_Text"><text:span text:style-name="T7"><text:text-input text:description="&lt;/for&gt;">end for</text:text-input></text:span></text:span></text:p>
          </table:table-cell>
          <table:covered-table-cell/>
          <table:table-cell table:style-name="Table1.C10" office:value-type="string">
            <text:p text:style-name="P8"/>
          </table:table-cell>
          <table:table-cell table:style-name="Table1.D10" office:value-type="string">
            <text:p text:style-name="P8"/>
          </table:table-cell>
          <table:table-cell table:style-name="Table1.E10" table:number-columns-spanned="2" office:value-type="string">
            <text:p text:style-name="P8"/>
          </table:table-cell>
          <table:covered-table-cell/>
          <table:table-cell table:style-name="Table1.G10" office:value-type="string">
            <text:p text:style-name="P8"/>
          </table:table-cell>
        </table:table-row>
      </table:table>
      <text:p text:style-name="P9">Printed on <text:date style:data-style-name="N79" text:date-value="2017-02-20T18:15:56.291013490">Monday, February 20, 2017</text:date> at <text:time style:data-style-name="N42" text:time-value="2017-02-20T18:15:56.291192024">06:15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1104dba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10602b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ff00bc" officeooo:paragraph-rsid="010cc0e9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54ba1" officeooo:paragraph-rsid="01054ba1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color="#000000" fo:font-size="12pt" officeooo:rsid="0090c747" style:font-size-asian="12pt" style:font-size-complex="12pt"/>
    </style:style>
    <style:style style:name="MT3" style:family="text">
      <style:text-properties fo:color="#000000" fo:font-size="12pt" officeooo:rsid="00adcd69" style:font-size-asian="12pt" style:font-size-complex="12pt"/>
    </style:style>
    <style:style style:name="MT4" style:family="text">
      <style:text-properties style:font-name="arial" fo:font-size="9pt" style:text-underline-style="none" officeooo:rsid="01778602" style:font-size-asian="9pt" style:font-name-complex="Arial" style:font-size-complex="9pt"/>
    </style:style>
    <style:style style:name="MT5" style:family="text">
      <style:text-properties style:font-name="arial" fo:font-size="9pt" style:text-underline-style="none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91cm" fo:margin-left="0cm" fo:margin-right="0cm" fo:margin-bottom="0.51cm" style:dynamic-spacing="false"/>
      </style:header-style>
      <style:footer-style/>
    </style:page-layout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2"><text:s/><text:text-input text:description="&lt;company_address(o)&gt;">Company Address</text:text-input></text:p>
        <text:p text:style-name="MP3"><text:span text:style-name="MT2">Product</text:span><text:span text:style-name="MT3"> Warranty Report</text:span> </text:p>
        <text:p text:style-name="MP4"><text:span text:style-name="MT4">A</text:span><text:span text:style-name="MT5">s on Date </text:span><text:span text:style-name="MT5"><text:date style:data-style-name="N79" text:date-value="2017-02-20T18:15:56.239401921">Monday, February 20, 2017</text:date></text:span></text:p>
        <text:p text:style-name="MP5"/>
        <text:p text:style-name="MP6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2-20T18:15:56.155007144</dc:date>
    <meta:editing-duration>PT16H11M59S</meta:editing-duration>
    <meta:editing-cycles>268</meta:editing-cycles>
    <meta:generator>LibreOffice/4.2.8.2$Linux_X86_64 LibreOffice_project/420m0$Build-2</meta:generator>
    <meta:document-statistic meta:table-count="1" meta:image-count="0" meta:object-count="0" meta:page-count="1" meta:paragraph-count="27" meta:word-count="96" meta:character-count="370" meta:non-whitespace-character-count="330"/>
  </office:meta>
</office:document-meta>
</file>